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f7d1d5"/>
    </style:style>
    <style:style style:name="ce18" style:family="table-cell" style:parent-style-name="Default">
      <style:table-cell-properties fo:background-color="#ccf4c6"/>
    </style:style>
    <style:style style:name="ce4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f6f9d4"/>
    </style:style>
    <style:style style:name="ce2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e0c2cd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ffd8ce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office:value-type="string" calcext:value-type="string">
            <text:p>Num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Types</text:p>
          </table:table-cell>
          <table:table-cell table:style-name="ce18" office:value-type="string" calcext:value-type="string">
            <text:p>Colors</text:p>
          </table:table-cell>
          <table:table-cell table:style-name="ce18" office:value-type="string" calcext:value-type="string">
            <text:p>Character</text:p>
          </table:table-cell>
          <table:table-cell table:style-name="ce18" office:value-type="string" calcext:value-type="string">
            <text:p>Mana Value</text:p>
          </table:table-cell>
          <table:table-cell table:style-name="ce18" office:value-type="string" calcext:value-type="string">
            <text:p>Scryfall ID</text:p>
          </table:table-cell>
          <table:table-cell office:value-type="string" calcext:value-type="string">
            <text:p><text:span text:style-name="T1"><text:a xlink:href="https://archidekt.com/decks/19267193/dungeon_meshi" xlink:type="simple">https://archidekt.com/decks/19267193/dungeon_meshi</text:a></text:span></text:p>
          </table:table-cell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table:style-name="ce19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table:style-name="ce9" office:value-type="string" calcext:value-type="string">
            <text:p>Red</text:p>
          </table:table-cell>
          <table:table-cell table:style-name="ce22" office:value-type="string" calcext:value-type="string">
            <text:p>Red Drag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Hi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ack</text:p>
          </table:table-cell>
          <table:table-cell table:style-name="ce21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ue</text:p>
          </table:table-cell>
          <table:table-cell table:style-name="ce21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0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table:style-name="ce21" office:value-type="string" calcext:value-type="string">
            <text:p>White,Red,Black,Green,Blue</text:p>
          </table:table-cell>
          <table:table-cell table:style-name="ce20" office:value-type="string" calcext:value-type="string">
            <text:p>The Devourer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Marcille Mad Magician // 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table:style-name="ce21"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table:style-name="ce21"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Possessed Lai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20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3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table:style-name="ce21" office:value-type="string" calcext:value-type="string">
            <text:p>White,Green,Red</text:p>
          </table:table-cell>
          <table:table-cell table:style-name="ce21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table:style-name="ce9" office:value-type="string" calcext:value-type="string">
            <text:p>Red</text:p>
          </table:table-cell>
          <table:table-cell office:value-type="string" calcext:value-type="string">
            <text:p>Marcille’s Fireb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 table:style-name="ce21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Party entering the Dung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table:style-name="ce1" office:value-type="string" calcext:value-type="string">
            <text:p>White</text:p>
          </table:table-cell>
          <table:table-cell table:style-name="ce20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table:style-name="ce7" office:value-type="string" calcext:value-type="string">
            <text:p>Black</text:p>
          </table:table-cell>
          <table:table-cell table:style-name="ce20"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table:style-name="ce4" office:value-type="string" calcext:value-type="string">
            <text:p>Blue</text:p>
          </table:table-cell>
          <table:table-cell office:value-type="string" calcext:value-type="string">
            <text:p>Fair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Various Succu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LANDS</text:p>
          </table:table-cell>
          <table:table-cell table:style-name="ce17"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TOKENS</text:p>
          </table:table-cell>
          <table:table-cell table:style-name="ce17"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Treasure Insect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Kabru Cov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Human Set (DDH)</text:p>
          </table:table-cell>
          <table:table-cell table:number-columns-repeated="3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dungeon_meshi.B1:dungeon_meshi.G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 style:data-style-name="N2" text:time-value="12:00:51.631711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7T12:01:51.310568405</dc:date>
    <meta:editing-duration>PT12H6M23S</meta:editing-duration>
    <meta:editing-cycles>37</meta:editing-cycles>
    <meta:generator>LibreOffice/26.2.2.2$Linux_X86_64 LibreOffice_project/620$Build-2</meta:generator>
    <meta:document-statistic meta:table-count="1" meta:cell-count="617" meta:object-count="0"/>
  </office:meta>
</office:document-meta>
</file>